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3cm"/>
    </style:style>
    <style:style style:name="co3" style:family="table-column">
      <style:table-column-properties fo:break-before="auto" style:column-width="3.122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autoroute</text:p>
          </table:table-cell>
          <table:table-cell office:value-type="string">
            <text:p>link</text:p>
          </table:table-cell>
          <table:table-cell office:value-type="string">
            <text:p>years</text:p>
          </table:table-cell>
          <table:table-cell office:value-type="string">
            <text:p>speed</text:p>
          </table:table-cell>
          <table:table-cell office:value-type="string">
            <text:p>gi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ttp://routes.wikia.com/wiki/Autoroute_fran%C3%A7aise_A1_(Historique)</text:p>
          </table:table-cell>
          <table:table-cell office:value-type="string">
            <text:p>1954-1967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ttp://routes.wikia.com/wiki/Autoroute_fran%C3%A7aise_A2_(Historique)</text:p>
          </table:table-cell>
          <table:table-cell office:value-type="float" office:value="1972">
            <text:p>1972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ttp://routes.wikia.com/wiki/Autoroute_fran%C3%A7aise_A3_(Historique)</text:p>
          </table:table-cell>
          <table:table-cell office:value-type="string">
            <text:p>1969-1991</text:p>
          </table:table-cell>
          <table:table-cell office:value-type="float" office:value="110">
            <text:p>11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ttp://routes.wikia.com/wiki/Autoroute_fran%C3%A7aise_A4_(Historique)</text:p>
          </table:table-cell>
          <table:table-cell office:value-type="string">
            <text:p>1971-2010</text:p>
          </table:table-cell>
          <table:table-cell office:value-type="float" office:value="130">
            <text:p>13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http://routes.wikia.com/wiki/Autoroute_fran%C3%A7aise_A5_(Historique)</text:p>
          </table:table-cell>
          <table:table-cell office:value-type="string">
            <text:p>1983-199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10/05/2017</text:date>, <text:time>16:3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5-10T13:24:45</meta:creation-date>
    <dc:date>2017-05-10T16:33:40</dc:date>
    <dc:creator>Juste Raimbault</dc:creator>
    <meta:editing-duration>PT3H8M59S</meta:editing-duration>
    <meta:editing-cycles>5</meta:editing-cycles>
    <meta:generator>OpenOffice/4.1.1$Unix OpenOffice.org_project/411m6$Build-9775</meta:generator>
    <meta:document-statistic meta:table-count="3" meta:cell-count="43" meta:object-count="0"/>
  </office:meta>
</office:document-meta>
</file>